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RE PROJET </text:p>
      <text:p text:style-name="P1"/>
      <text:p text:style-name="P1">Menu</text:p>
      <text:p text:style-name="P1"><text:span text:style-name="T1">int proposeEtChoixMenu()</text:span></text:p>
      <text:p text:style-name="P1"><text:span text:style-name="T1">int proposeEtChoixModeDeJeu()</text:span></text:p>
      <text:p text:style-name="P1"><text:span text:style-name="T1">int proposeEtChoixNiveauDeJeu()</text:span></text:p>
      <text:p text:style-name="P1"><text:span text:style-name="T1">int main(void)</text:span></text:p>
      <text:p text:style-name="P1"><text:span text:style-name="T1"/></text:p>
      <text:p text:style-name="P1">Main</text:p>
      <text:p text:style-name="P3">void initialiserPlateau(plateau p)</text:p>
      <text:p text:style-name="P3">void afficherPlateau(plateau p)</text:p>
      <text:p text:style-name="P1"><text:span text:style-name="T1">int main()</text:span></text:p>
      <text:p text:style-name="P1"><text:span text:style-name="T1"/></text:p>
      <text:p text:style-name="P1">nosFonctions</text:p>
      <text:p text:style-name="P1"><text:span text:style-name="T1">int caseVide(plateau p, int NumLigne, int NumColonne)</text:span></text:p>
      <text:p text:style-name="P1"><text:span text:style-name="T1">int adversaire(int joueur)//Retourne l'adversaire du joueur passé en parametre</text:span></text:p>
      <text:p text:style-name="P1"><text:span text:style-name="T1">int renvoieContenuCase(plateau p, int NumLigne, int NumColonne)</text:span></text:p>
      <text:p text:style-name="P1"><text:span text:style-name="T1">void comptePions(plateau p, int *NbPions1, int *NbPions2)</text:span></text:p>
      <text:p text:style-name="P1"><text:span text:style-name="T1">int existeCoupPourJoueur(plateau p,int joueur)</text:span></text:p>
      <text:p text:style-name="P1"><text:span text:style-name="T1">void joueLeCoup(plateau p, int NumLigne, int NumColonne, int joueur)</text:span></text:p>
      <text:p text:style-name="P1"><text:span text:style-name="T1">int valeurQuantitative(plateau p) </text:span></text:p>
      <text:p text:style-name="P1"><text:span text:style-name="T1">float evalue(plateau p)</text:span></text:p>
      <text:p text:style-name="P1"><text:span text:style-name="T1">int partieTerminee(plateau p)</text:span></text:p>
      <text:p text:style-name="P1"><text:span text:style-name="T1"/></text:p>
      <text:p text:style-name="P1">nosFonctions2</text:p>
      <text:p text:style-name="P1"><text:span text:style-name="T1">int faitPriseDansDirection(int direction, int joueur, plateau p, int NumLigne, int NumColonne)</text:span></text:p>
      <text:p text:style-name="P1"><text:span text:style-name="T1"/></text:p>
      <text:p text:style-name="P1">nosFonctions3</text:p>
      <text:p text:style-name="P1"><text:span text:style-name="T1">int faitPriseDansDirection(int direction, int joueur, plateau p, int NumLigne, int NumColonne)</text:span></text:p>
      <text:p text:style-name="P1"><text:span text:style-name="T1">int retournePionsDansDirection(int direction, int joueur, plateau p, int NumLigne, int NumColonne)</text:span></text:p>
      <text:p text:style-name="P1"><text:span text:style-name="T1">int retournePions(int joueur, plateau p, int NumLigne, int NumColonne)</text:span></text:p>
      <text:p text:style-name="P1"><text:span text:style-name="T1">/*int faitPrise(int joueur,plateau p, int NumLigne, int NumColonne)// en commentaire</text:span></text:p>
      <text:p text:style-name="P1"><text:span text:style-name="T1"/></text:p>
      <text:p text:style-name="P1">nosFonctions4</text:p>
      <text:p text:style-name="P1"><text:span text:style-name="T1">int coupValide(int joueur, plateau p, int NumLigne, int NumColonne)</text:span></text:p>
      <text:p text:style-name="P1"><text:span text:style-name="T1">void initialiserPlateau(plateau p)</text:span></text:p>
      <text:p text:style-name="P1"><text:span text:style-name="T1">void afficherPlateau(plateau p)</text:span></text:p>
      <text:p text:style-name="P1"><text:span text:style-name="T1"/></text:p>
      <text:p text:style-name="P1">nosFonctions6</text:p>
      <text:p text:style-name="P3">typedef struct _StrCoup { int ligne; int colonne; int joueur;}</text:p>
      <text:p text:style-name="P3">typedef struct _Maillon { StrCoup coup; struct _Maillon * suivant;}</text:p>
      <text:p text:style-name="P3">void demandeDIM_MAX()</text:p>
      <text:p text:style-name="P3">void tourJoueur(plateau p, int joueur)</text:p>
      <text:p text:style-name="P3">void moteurCPU(plateau p, int joueur)</text:p>
      <text:p text:style-name="P3">void joueHumainHumain()</text:p>
      <text:p text:style-name="P3">void joueHumainVsCPU(int joueur)</text:p>
      <text:p text:style-name="P3">void joueCPUVsCPU()</text:p>
      <text:p text:style-name="P3">void free_Maillons(Maillon * teteMaillon)</text:p>
      <text:p text:style-name="P3">void videStdin()</text:p>
      <text:p text:style-name="P3">void saisiUnCoup(int joueur, int * NumLigne, int * NumColonne)</text:p>
      <text:p text:style-name="P3">int donneTousLesCoupsValides(plateau p, int joueur, Maillon ** teteMaillon)</text:p>
      <text:p text:style-name="P3">char * donneStringCoupsValides(plateau p, int joueur)</text:p>
      <text:p text:style-name="P3"/>
      <text:p text:style-name="P1">Representation</text:p>
      <text:p text:style-name="P1"><text:span text:style-name="T1">void initialiserPlateau(plateau p)</text:span></text:p>
      <text:p text:style-name="P1"><text:soft-page-break/><text:span text:style-name="T1">void afficherPlateau(plateau p)</text:span></text:p>
      <text:p text:style-name="P1"><text:span text:style-name="T1"/></text:p>
      <text:p text:style-name="P1">testHumainHumain</text:p>
      <text:p text:style-name="P3">typedef int plateau[DIM_MAX][DIM_MAX];</text:p>
      <text:p text:style-name="P3">typedef struct _StrCoup { int ligne; int colonne; int joueur;}</text:p>
      <text:p text:style-name="P3">typedef struct _Maillon { StrCoup coup; struct _Maillon * suivant;}</text:p>
      <text:p text:style-name="P3">void initialiserPlateau(plateau p)</text:p>
      <text:p text:style-name="P3">void afficherPlateau(plateau p)</text:p>
      <text:p text:style-name="P3">int existeCoupPourJoueur(plateau p,int joueur)</text:p>
      <text:p text:style-name="P3">int partieTerminee(plateau p)</text:p>
      <text:p text:style-name="P3">void comptePions(plateau p, int *NbPions1, int *NbPions2)</text:p>
      <text:p text:style-name="P3">/*void demandeDIM_MAX(int* DIM_MAX) // en commentaire</text:p>
      <text:p text:style-name="P1"><text:span text:style-name="T1">int renvoieContenuCase(plateau p, int NumLigne, int NumColonne)</text:span></text:p>
      <text:p text:style-name="P1"><text:span text:style-name="T1">int faitPriseDansDirection(int direction, int joueur, plateau p, int NumLigne, int NumColonne)</text:span></text:p>
      <text:p text:style-name="P1"><text:span text:style-name="T1">int retournePionsDansDirection(int direction, int joueur, plateau p, int NumLigne, int NumColonne)</text:span></text:p>
      <text:p text:style-name="P1"><text:span text:style-name="T1">int retournePions(int joueur, plateau p, int NumLigne, int NumColonne)</text:span></text:p>
      <text:p text:style-name="P1"><text:span text:style-name="T1">void joueLeCoup(plateau p, int NumLigne, int NumColonne, int joueur)</text:span></text:p>
      <text:p text:style-name="P1"><text:span text:style-name="T1">int coupValide(int joueur, plateau p, int NumLigne, int NumColonne)</text:span></text:p>
      <text:p text:style-name="P1"><text:span text:style-name="T1">int donneTousLesCoupsValides(plateau p, int joueur, Maillon ** teteMaillon)</text:span></text:p>
      <text:p text:style-name="P1"><text:span text:style-name="T1">char * donneStringCoupsValides(plateau p, int joueur)</text:span></text:p>
      <text:p text:style-name="P1"><text:span text:style-name="T1">void videStdin()</text:span></text:p>
      <text:p text:style-name="P1"><text:span text:style-name="T1">void saisiUnCoup(int joueur, int * NumLigne, int * NumColonne)</text:span></text:p>
      <text:p text:style-name="P1"><text:span text:style-name="T1">void tourJoueur(plateau p, int joueur)</text:span></text:p>
      <text:p text:style-name="P1"><text:span text:style-name="T1">void tourJoueur(plateau p, int joueur)</text:span></text:p>
      <text:p text:style-name="P1"><text:span text:style-name="T1">int main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401cm" fo:margin-left="1.401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22T19:07:25</meta:creation-date>
    <dc:date>2012-10-22T22:58:50</dc:date>
    <dc:creator>Compte etudiant</dc:creator>
    <meta:editing-duration>PT2H54M2S</meta:editing-duration>
    <meta:editing-cycles>1</meta:editing-cycles>
    <meta:generator>LibreOffice/3.5$Linux_x86 LibreOffice_project/350m1$Build-2</meta:generator>
    <meta:document-statistic meta:table-count="0" meta:image-count="0" meta:object-count="0" meta:page-count="2" meta:paragraph-count="71" meta:word-count="366" meta:character-count="3101" meta:non-whitespace-character-count="2798"/>
  </office:meta>
</office:document-meta>
</file>